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text-properties style:text-underline-style="solid" style:text-underline-width="auto" style:text-underline-color="font-color"/>
    </style:style>
    <style:style style:name="P3" style:family="paragraph" style:parent-style-name="Standard">
      <style:paragraph-properties fo:text-align="justify" style:justify-single-word="false"/>
    </style:style>
    <style:style style:name="P4" style:family="paragraph" style:parent-style-name="Standard">
      <style:paragraph-properties fo:break-before="page"/>
    </style:style>
    <style:style style:name="P5" style:family="paragraph">
      <style:paragraph-properties fo:margin-left="0cm" fo:margin-right="0cm" fo:margin-top="0cm" fo:margin-bottom="0cm" fo:line-height="100%" fo:text-align="center" fo:text-indent="0cm"/>
    </style:style>
    <style:style style:name="P6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Liberation Sans1" fo:font-size="18pt" fo:font-style="normal" fo:text-shadow="none" style:text-underline-style="none" fo:font-weight="normal" style:letter-kerning="true" style:font-name-asian="DejaVu Sans Condensed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style:paragraph-properties fo:margin-left="0cm" fo:margin-right="0cm" fo:margin-top="0cm" fo:margin-bottom="0cm" fo:line-height="100%" fo:text-indent="0cm"/>
    </style:style>
    <style:style style:name="P8" style:family="paragraph"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1" fo:font-size="18pt" fo:font-style="normal" fo:text-shadow="none" style:text-underline-style="none" fo:font-weight="normal" style:letter-kerning="true" style:font-name-asian="DejaVu Sans Condensed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use-window-font-color="true" style:text-outline="false" style:text-line-through-style="none" style:font-name="Liberation Sans1" fo:font-size="18pt" fo:font-style="normal" fo:text-shadow="none" style:text-underline-style="none" fo:font-weight="normal" style:letter-kerning="true" style:font-name-asian="DejaVu Sans Condensed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solid" svg:stroke-width="0cm" svg:stroke-color="#808080" draw:marker-start="" draw:marker-start-width="0.199cm" draw:marker-start-center="false" draw:marker-end="" draw:marker-end-width="0.199cm" draw:marker-end-center="false" draw:fill="solid" draw:fill-color="#cfe7e5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" style:family="graphic">
      <style:graphic-properties draw:stroke="solid" svg:stroke-width="0cm" svg:stroke-color="#808080" draw:marker-start="" draw:marker-start-width="0.199cm" draw:marker-start-center="false" draw:marker-end="" draw:marker-end-width="0.199cm" draw:marker-end-center="false" draw:fill="solid" draw:fill-color="#cfe7e5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" style:family="graphic">
      <style:graphic-properties draw:stroke="solid" svg:stroke-width="0cm" svg:stroke-color="#808080" draw:marker-start="" draw:marker-start-width="0.199cm" draw:marker-start-center="false" draw:marker-end="" draw:marker-end-width="0.199cm" draw:marker-end-center="false" draw:fill="solid" draw:fill-color="#cfe7e5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" style:family="graphic">
      <style:graphic-properties draw:stroke="solid" svg:stroke-width="0cm" svg:stroke-color="#808080" draw:marker-start="" draw:marker-start-width="0.199cm" draw:marker-start-center="false" draw:marker-end="" draw:marker-end-width="0.199cm" draw:marker-end-center="false" draw:fill="solid" draw:fill-color="#cfe7e5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" style:family="graphic">
      <style:graphic-properties draw:stroke="solid" svg:stroke-width="0cm" svg:stroke-color="#808080" draw:marker-start="" draw:marker-start-width="0.199cm" draw:marker-start-center="false" draw:marker-end="" draw:marker-end-width="0.199cm" draw:marker-end-center="false" draw:fill="solid" draw:fill-color="#cfe7e5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" style:family="graphic">
      <style:graphic-properties draw:stroke="solid" svg:stroke-width="0cm" svg:stroke-color="#808080" draw:marker-start="" draw:marker-start-width="0.199cm" draw:marker-start-center="false" draw:marker-end="" draw:marker-end-width="0.199cm" draw:marker-end-center="false" draw:fill="solid" draw:fill-color="#cfe7e5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" style:family="graphic">
      <style:graphic-properties draw:stroke="solid" svg:stroke-width="0cm" svg:stroke-color="#808080" draw:marker-start="" draw:marker-start-width="0.199cm" draw:marker-start-center="false" draw:marker-end="" draw:marker-end-width="0.199cm" draw:marker-end-center="false" draw:fill="solid" draw:fill-color="#cfe7e5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" style:family="graphic">
      <style:graphic-properties draw:stroke="solid" svg:stroke-width="0cm" svg:stroke-color="#808080" draw:marker-start="" draw:marker-start-width="0.199cm" draw:marker-start-center="false" draw:marker-end="" draw:marker-end-width="0.199cm" draw:marker-end-center="false" draw:fill="solid" draw:fill-color="#cfe7e5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" style:family="graphic">
      <style:graphic-properties draw:stroke="solid" svg:stroke-width="0cm" svg:stroke-color="#808080" draw:marker-start="" draw:marker-start-width="0.199cm" draw:marker-start-center="false" draw:marker-end="" draw:marker-end-width="0.199cm" draw:marker-end-center="false" draw:fill="solid" draw:fill-color="#cfe7e5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1" style:family="graphic">
      <style:graphic-properties draw:stroke="solid" svg:stroke-width="0cm" svg:stroke-color="#808080" draw:marker-start="" draw:marker-start-width="0.199cm" draw:marker-start-center="false" draw:marker-end="" draw:marker-end-width="0.199cm" draw:marker-end-center="false" draw:fill="solid" draw:fill-color="#cfe7e5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2" style:family="graphic">
      <style:graphic-properties draw:stroke="solid" svg:stroke-width="0cm" svg:stroke-color="#000000" draw:marker-start="" draw:marker-start-width="0.199cm" draw:marker-start-center="false" draw:marker-end="Arrow" draw:marker-end-width="0.3cm" draw:marker-end-center="false" draw:fill="none" draw:fill-color="#cfe7e5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3" style:family="graphic">
      <style:graphic-properties draw:stroke="solid" svg:stroke-width="0cm" svg:stroke-color="#000000" draw:marker-start="" draw:marker-start-width="0.199cm" draw:marker-start-center="false" draw:marker-end="Arrow" draw:marker-end-width="0.3cm" draw:marker-end-center="false" draw:fill="none" draw:fill-color="#cfe7e5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4" style:family="graphic">
      <style:graphic-properties draw:stroke="solid" svg:stroke-width="0cm" svg:stroke-color="#000000" draw:marker-start="" draw:marker-start-width="0.199cm" draw:marker-start-center="false" draw:marker-end="Arrow" draw:marker-end-width="0.3cm" draw:marker-end-center="false" draw:fill="none" draw:fill-color="#cfe7e5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5" style:family="graphic">
      <style:graphic-properties draw:stroke="solid" svg:stroke-width="0cm" svg:stroke-color="#000000" draw:marker-start="" draw:marker-start-width="0.199cm" draw:marker-start-center="false" draw:marker-end="Arrow" draw:marker-end-width="0.3cm" draw:marker-end-center="false" draw:fill="none" draw:fill-color="#cfe7e5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6" style:family="graphic">
      <style:graphic-properties draw:stroke="solid" svg:stroke-width="0cm" svg:stroke-color="#000000" draw:marker-start="" draw:marker-start-width="0.199cm" draw:marker-start-center="false" draw:marker-end="Arrow" draw:marker-end-width="0.3cm" draw:marker-end-center="false" draw:fill="none" draw:fill-color="#cfe7e5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7" style:family="graphic">
      <style:graphic-properties draw:stroke="solid" svg:stroke-width="0cm" svg:stroke-color="#000000" draw:marker-start="" draw:marker-start-width="0.199cm" draw:marker-start-center="false" draw:marker-end="Arrow" draw:marker-end-width="0.3cm" draw:marker-end-center="false" draw:fill="none" draw:fill-color="#cfe7e5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8" style:family="graphic">
      <style:graphic-properties draw:stroke="solid" svg:stroke-width="0cm" svg:stroke-color="#000000" draw:marker-start="" draw:marker-start-width="0.199cm" draw:marker-start-center="false" draw:marker-end="Arrow" draw:marker-end-width="0.3cm" draw:marker-end-center="false" draw:fill="none" draw:fill-color="#cfe7e5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9" style:family="graphic">
      <style:graphic-properties draw:stroke="solid" svg:stroke-width="0cm" svg:stroke-color="#000000" draw:marker-start="" draw:marker-start-width="0.199cm" draw:marker-start-center="false" draw:marker-end="Arrow" draw:marker-end-width="0.3cm" draw:marker-end-center="false" draw:fill="none" draw:fill-color="#cfe7e5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0" style:family="graphic">
      <style:graphic-properties draw:stroke="solid" svg:stroke-width="0cm" svg:stroke-color="#000000" draw:marker-start="" draw:marker-start-width="0.199cm" draw:marker-start-center="false" draw:marker-end="Arrow" draw:marker-end-width="0.3cm" draw:marker-end-center="false" draw:fill="none" draw:fill-color="#cfe7e5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1" style:family="graphic">
      <style:graphic-properties draw:stroke="solid" svg:stroke-width="0cm" svg:stroke-color="#000000" draw:marker-start="" draw:marker-start-width="0.199cm" draw:marker-start-center="false" draw:marker-end="Arrow" draw:marker-end-width="0.3cm" draw:marker-end-center="false" draw:fill="none" draw:fill-color="#cfe7e5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2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75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3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75cm" fo:padding-top="0.125cm" fo:padding-bottom="0.125cm" fo:padding-left="0.25cm" fo:padding-right="0.25cm" draw:shadow="hidden" draw:shadow-offset-x="0.199cm" draw:shadow-offset-y="0.199cm" draw:shadow-color="#808080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ittoli </text:p>
      <text:p text:style-name="Standard">Philippe</text:p>
      <text:p text:style-name="Standard">L2S4</text:p>
      <text:p text:style-name="P1">Rapport SDA2</text:p>
      <text:p text:style-name="Standard"/>
      <text:p text:style-name="Standard"/>
      <text:p text:style-name="P3"><text:span text:style-name="T3">Remarque </text:span>: dans ce document j'écris régulièrement « arrondi » qui représente l'arrondi à un entier (supérieur ou inférieur).</text:p>
      <text:p text:style-name="Standard"><text:s/></text:p>
      <text:p text:style-name="Standard"><text:span text:style-name="T1">spécification</text:span> ABP étend ORDT</text:p>
      <text:p text:style-name="Standard"><text:s text:c="8"/>Sorte Abp</text:p>
      <text:p text:style-name="Standard"><text:s text:c="8"/><text:span text:style-name="T1">Opérations:</text:span></text:p>
      <text:p text:style-name="Standard"><text:s text:c="16"/>^ : → Abp</text:p>
      <text:p text:style-name="Standard"><text:s text:c="16"/>i : Abp S → Abp</text:p>
      <text:p text:style-name="Standard"><text:s text:c="16"/>s : Abp → Abp</text:p>
      <text:p text:style-name="Standard"><text:s text:c="16"/>r : Abp Nat S → Abp</text:p>
      <text:p text:style-name="Standard"><text:s text:c="16"/>éch : Abp Nat Nat → Abp</text:p>
      <text:p text:style-name="Standard"><text:s text:c="16"/>n : Abp → Nat</text:p>
      <text:p text:style-name="Standard"><text:s text:c="16"/>nf : Abp → Nat</text:p>
      <text:p text:style-name="Standard"><text:s text:c="16"/>v : Abp Nat → S</text:p>
      <text:p text:style-name="Standard"/>
      <text:p text:style-name="Standard"><text:s text:c="8"/><text:span text:style-name="T1">Préconditions:</text:span></text:p>
      <text:p text:style-name="Standard"><text:s text:c="16"/>pré r(a, x, s) : x &lt; n(a)</text:p>
      <text:p text:style-name="Standard"><text:s text:c="16"/>pré éch(a, x, y) : x et y &lt; n(a)</text:p>
      <text:p text:style-name="Standard"><text:s text:c="16"/>pré v(a, x) : x &lt; n(a)</text:p>
      <text:p text:style-name="Standard"/>
      <text:p text:style-name="Standard"><text:s text:c="8"/><text:span text:style-name="T1">Axiomes:</text:span></text:p>
      <text:p text:style-name="Standard"><text:s text:c="16"/>s(^) = ^</text:p>
      <text:p text:style-name="Standard"><text:s text:c="16"/>s(i(a,s)) = a</text:p>
      <text:p text:style-name="Standard"><text:s text:c="16"/>r(^, x, s) = ^</text:p>
      <text:p text:style-name="Standard"><text:s text:c="16"/>r(i(a,s),x,s1) = a1 avec a1 init ^ pour i de 0 à n(a)-1 répéter</text:p>
      <text:p text:style-name="Standard"><text:s text:c="76"/>si i==x alors i(a1, s1)</text:p>
      <text:p text:style-name="Standard"><text:s text:c="88"/>sinon i(a1,v(a,i))</text:p>
      <text:p text:style-name="Standard"><text:tab/><text:tab/><text:tab/><text:tab/><text:tab/><text:tab/> <text:s text:c="5"/>fsi</text:p>
      <text:p text:style-name="Standard"><text:tab/><text:tab/><text:tab/><text:tab/><text:tab/> <text:s text:c="6"/>fin pour</text:p>
      <text:p text:style-name="Standard"><text:s text:c="16"/>n(^) = 0</text:p>
      <text:p text:style-name="Standard"><text:s text:c="16"/>n(i(a,s)) = 1 + n(a)</text:p>
      <text:p text:style-name="Standard"/>
      <text:p text:style-name="Standard"><text:s text:c="16"/>nf(^) = 0</text:p>
      <text:p text:style-name="Standard"><text:s text:c="16"/>nf(i(a,s)) = n(i(a,s)) – arrondi-inférieur(n(i(a,s))/2)</text:p>
      <text:p text:style-name="Standard"/>
      <text:p text:style-name="Standard"><text:s text:c="16"/>v(i(a,s),x) = si n(i(a,s))-1 == x alors s sinon v(a,x) <text:s/>fsi</text:p>
      <text:p text:style-name="Standard"/>
      <text:p text:style-name="Standard"><text:s text:c="16"/>éch(^,x,y) = ^</text:p>
      <text:p text:style-name="Standard"><text:s text:c="16"/>éch(a,x,y) = r(r(a,x,v(a,y)),y,v(a,x))</text:p>
      <text:p text:style-name="Standard"/>
      <text:p text:style-name="Standard">fin <text:span text:style-name="T2">spécification</text:span></text:p>
      <text:p text:style-name="Standard"/>
      <text:p text:style-name="P4"><draw:g text:anchor-type="paragraph" draw:z-index="0" draw:style-name="gr1"><draw:custom-shape draw:style-name="gr2" draw:text-style-name="P6" svg:width="1.301cm" svg:height="1.101cm" svg:x="7.701cm" svg:y="0.002cm"><text:p text:style-name="P5"><text:span text:style-name="T4">0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" draw:text-style-name="P6" svg:width="1.1cm" svg:height="1.101cm" svg:x="4.302cm" svg:y="2.202cm"><text:p text:style-name="P5"><text:span text:style-name="T4">1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4" draw:text-style-name="P6" svg:width="1.202cm" svg:height="1.1cm" svg:x="11.601cm" svg:y="2.103cm"><text:p text:style-name="P5"><text:span text:style-name="T4">2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6" svg:width="1.101cm" svg:height="1.1cm" svg:x="1.902cm" svg:y="4.602cm"><text:p text:style-name="P5"><text:span text:style-name="T4">3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6" svg:width="1.1cm" svg:height="1.1cm" svg:x="6.303cm" svg:y="4.703cm"><text:p text:style-name="P5"><text:span text:style-name="T4">4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7" draw:text-style-name="P6" svg:width="1.1cm" svg:height="1.1cm" svg:x="9.603cm" svg:y="4.703cm"><text:p text:style-name="P5"><text:span text:style-name="T4">5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" draw:text-style-name="P6" svg:width="1.101cm" svg:height="1.1cm" svg:x="14.002cm" svg:y="4.602cm"><text:p text:style-name="P5"><text:span text:style-name="T4">6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9" draw:text-style-name="P6" svg:width="1.101cm" svg:height="1.1cm" svg:x="0.002cm" svg:y="7.003cm"><text:p text:style-name="P5"><text:span text:style-name="T4">7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0" draw:text-style-name="P6" svg:width="1.1cm" svg:height="1.1cm" svg:x="2.703cm" svg:y="7.003cm"><text:p text:style-name="P5"><text:span text:style-name="T4">8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1" draw:text-style-name="P6" svg:width="1.1cm" svg:height="1.101cm" svg:x="5.003cm" svg:y="7.102cm"><text:p text:style-name="P5"><text:span text:style-name="T4">9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12" draw:text-style-name="P6" svg:x1="8.002cm" svg:y1="0.903cm" svg:x2="5.402cm" svg:y2="2.603cm"><text:p/></draw:line><draw:line draw:style-name="gr13" draw:text-style-name="P6" svg:x1="8.802cm" svg:y1="0.802cm" svg:x2="11.802cm" svg:y2="2.502cm"><text:p/></draw:line><draw:line draw:style-name="gr14" draw:text-style-name="P6" svg:x1="4.802cm" svg:y1="3.203cm" svg:x2="2.802cm" svg:y2="4.803cm"><text:p/></draw:line><draw:line draw:style-name="gr15" draw:text-style-name="P6" svg:x1="5.202cm" svg:y1="3.002cm" svg:x2="6.602cm" svg:y2="4.902cm"><text:p/></draw:line><draw:line draw:style-name="gr16" draw:text-style-name="P6" svg:x1="2.203cm" svg:y1="5.502cm" svg:x2="0.903cm" svg:y2="7.202cm"><text:p/></draw:line><draw:line draw:style-name="gr17" draw:text-style-name="P6" svg:x1="2.703cm" svg:y1="5.302cm" svg:x2="3.103cm" svg:y2="7.002cm"><text:p/></draw:line><draw:line draw:style-name="gr18" draw:text-style-name="P6" svg:x1="6.703cm" svg:y1="5.702cm" svg:x2="5.803cm" svg:y2="7.202cm"><text:p/></draw:line><draw:line draw:style-name="gr19" draw:text-style-name="P6" svg:x1="11.802cm" svg:y1="3.102cm" svg:x2="10.402cm" svg:y2="4.802cm"><text:p/></draw:line><draw:line draw:style-name="gr20" draw:text-style-name="P6" svg:x1="12.602cm" svg:y1="3.002cm" svg:x2="14.302cm" svg:y2="4.802cm"><text:p/></draw:line><draw:line draw:style-name="gr21" draw:text-style-name="P6" svg:x1="11.503cm" svg:y1="7.702cm" svg:x2="13.503cm" svg:y2="7.702cm"><text:p/></draw:line><draw:frame draw:style-name="gr22" draw:text-style-name="P8" svg:width="1.802cm" svg:height="1.001cm" svg:x="9.301cm" svg:y="7.202cm"><draw:text-box><text:p text:style-name="P7"><text:span text:style-name="T4">père</text:span></text:p></draw:text-box></draw:frame><draw:frame draw:style-name="gr23" draw:text-style-name="P8" svg:width="1.502cm" svg:height="1.001cm" svg:x="14.201cm" svg:y="7.202cm"><draw:text-box><text:p text:style-name="P7"><text:span text:style-name="T4">fils</text:span></text:p></draw:text-box></draw:frame></draw:g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><text:span text:style-name="T3">Remarque </text:span>: j'ai ajouté « imont » qui me permet d'avoir l'adresse du « père » d'un nœud.</text:p>
      <text:p text:style-name="P3">L'opération mont elle fait monter un nœud tant que son père est plus grand.</text:p>
      <text:p text:style-name="Standard"/>
      <text:p text:style-name="Standard"><text:span text:style-name="T1">spécification</text:span> ABPO0 étend ABP</text:p>
      <text:p text:style-name="Standard"><text:s text:c="8"/><text:span text:style-name="T1">Opérations</text:span>:</text:p>
      <text:p text:style-name="Standard"><text:s text:c="16"/>po : Abp → bool</text:p>
      <text:p text:style-name="Standard"><text:s text:c="16"/>ipo : Abp S → Abp</text:p>
      <text:p text:style-name="Standard"><text:s text:c="16"/>mont : Abp Nat → Abp</text:p>
      <text:p text:style-name="Standard"><text:s text:c="16"/>imont : Nat → Nat</text:p>
      <text:p text:style-name="Standard"/>
      <text:p text:style-name="Standard"><text:s text:c="8"/><text:span text:style-name="T1">Préconditions:</text:span></text:p>
      <text:p text:style-name="Standard"><text:s text:c="16"/>pré ipo(a,s) : po(a)</text:p>
      <text:p text:style-name="Standard"><text:s text:c="16"/>pré mont(a,x) : n(a) &gt; x</text:p>
      <text:p text:style-name="Standard"/>
      <text:p text:style-name="Standard"><text:s text:c="8"/><text:span text:style-name="T1">Axiomes</text:span>:</text:p>
      <text:p text:style-name="Standard"><text:s text:c="16"/>po(^) = vrai</text:p>
      <text:p text:style-name="Standard"><text:s text:c="16"/>po(i(a,s)) = s &gt;= v(i(a,s),imont(n(i(a,s))-1)) et po(a)</text:p>
      <text:p text:style-name="Standard"/>
      <text:p text:style-name="Standard"><text:s text:c="16"/>imont(x) = si x==0 alors 0 sinon si paire(x) alors arrondi-inférieur((x-1)/2)</text:p>
      <text:p text:style-name="Standard"><text:s text:c="73"/>sinon arrondi-inférieur(x/2)</text:p>
      <text:p text:style-name="Standard"/>
      <text:p text:style-name="Standard"><text:s text:c="16"/>mont(a,x) = a1 avec init a1 = a</text:p>
      <text:p text:style-name="Standard"><text:s text:c="56"/>tant que v(a1,x) &lt; v(a1,imont(x))</text:p>
      <text:p text:style-name="Standard"><text:s text:c="64"/>ech(a1,imont(x),x)</text:p>
      <text:p text:style-name="Standard"><text:s text:c="64"/>x = imont(x)</text:p>
      <text:p text:style-name="Standard"><text:s text:c="56"/>fin tant que</text:p>
      <text:p text:style-name="Standard"/>
      <text:p text:style-name="Standard"><text:s text:c="16"/>ipo(^,s) = i(^,s)</text:p>
      <text:p text:style-name="Standard"><text:s text:c="16"/>ipo(a,s) = si s &lt; v(a,imont(n(a))) alors mont(i(a,s),n(i(a,s))-1) sinon i(a,s) fsi</text:p>
      <text:p text:style-name="Standard"/>
      <text:p text:style-name="Standard">fin <text:span text:style-name="T1">spécification</text:span></text:p>
      <text:p text:style-name="Standard"><text:span text:style-name="T1"/></text:p>
      <text:p text:style-name="P4"><text:span text:style-name="T1"/></text:p>
      <text:p text:style-name="Standard"><text:span text:style-name="T1">spécification</text:span> ABPO1 étend ABPO0</text:p>
      <text:p text:style-name="Standard"><text:s text:c="8"/><text:span text:style-name="T1">Opérations</text:span>:</text:p>
      <text:p text:style-name="Standard"><text:s text:c="16"/>spo : Abp Nat → Abp</text:p>
      <text:p text:style-name="Standard"><text:s text:c="16"/>desc : Abp Nat → Nat</text:p>
      <text:p text:style-name="Standard"><text:s text:c="16"/>imin : Abp Nat → Nat</text:p>
      <text:p text:style-name="Standard"/>
      <text:p text:style-name="Standard"><text:s text:c="8"/><text:span text:style-name="T1">Préconditions:</text:span></text:p>
      <text:p text:style-name="Standard"><text:s text:c="16"/>pré imin(a,x) : n(a) &gt; x</text:p>
      <text:p text:style-name="Standard"><text:s text:c="16"/>pré desc(a,x) : x &lt; n(a)</text:p>
      <text:p text:style-name="Standard"/>
      <text:p text:style-name="Standard"><text:s text:c="8"/><text:span text:style-name="T1">Axiomes:</text:span></text:p>
      <text:p text:style-name="Standard"><text:s text:c="16"/>desc(a,x) = a1 avec init a1 = a</text:p>
      <text:p text:style-name="Standard"><text:s text:c="56"/>tant que v(a1,x) &gt; v(a1,imin(a1,x))</text:p>
      <text:p text:style-name="Standard"><text:s text:c="64"/>ech(a1,x,imin(a1,x))</text:p>
      <text:p text:style-name="Standard"><text:s text:c="64"/>x = imin(a1,x)</text:p>
      <text:p text:style-name="Standard"><text:s text:c="56"/>fin tant que</text:p>
      <text:p text:style-name="Standard"/>
      <text:p text:style-name="Standard"><text:s text:c="16"/>imin(i(a,s),x) = si n(i(a,s))-1 &lt; 2*x+2 alors </text:p>
      <text:p text:style-name="Standard"><text:tab/><text:tab/><text:tab/><text:tab/>si n(i(a,s))-1 &lt; 2*x+1 alors x </text:p>
      <text:p text:style-name="Standard"><text:tab/><text:tab/><text:tab/><text:tab/><text:tab/>sinon (2*x)+1 </text:p>
      <text:p text:style-name="Standard"><text:tab/><text:tab/><text:tab/><text:tab/>fsi</text:p>
      <text:p text:style-name="Standard"><text:tab/><text:tab/><text:tab/> <text:s text:c="6"/><text:tab/>sinon si v(i(a,s),2*x+1) &lt; v(i(a,s),2*x+2) alors 2*x+1 </text:p>
      <text:p text:style-name="Standard"><text:tab/><text:tab/><text:tab/><text:tab/><text:tab/>sinon 2*x+2 fsi </text:p>
      <text:p text:style-name="Standard"><text:tab/><text:tab/><text:tab/> <text:s text:c="5"/>fsi</text:p>
      <text:p text:style-name="Standard"/>
      <text:p text:style-name="Standard"><text:s text:c="16"/>spo(^,x) = ^</text:p>
      <text:p text:style-name="Standard"><text:s text:c="16"/>spo(a,x) = si x &gt;= n(a) alors a sinon avec a = s(ech(a,x,n(a)-1)) </text:p>
      <text:p text:style-name="Standard"><text:tab/><text:tab/><text:tab/><text:tab/><text:tab/>si v(a,x) &lt; v(a,imont(x)) alors mont(a,x)</text:p>
      <text:p text:style-name="Standard"><text:tab/><text:tab/><text:tab/><text:tab/><text:tab/><text:tab/>sinon si v(a,x) &gt; v(a,imin(a,x)) alors desc(a,x)</text:p>
      <text:p text:style-name="Standard"><text:tab/><text:tab/><text:tab/><text:tab/><text:tab/>fsi fsi</text:p>
      <text:p text:style-name="Standard"/>
      <text:p text:style-name="P3"><text:tab/><text:span text:style-name="T3">Remarque</text:span>, avec ma version des spécifications de mont et desc qui ne modifient l'arbre que s'il y a besoin, on aurait pu écrire spo de cette manière :</text:p>
      <text:p text:style-name="Standard"><text:s text:c="16"/>spo(a,x) = si x &gt;= n(a) alors a sinon desc(mont(s(ech(a,x,n(a)-1)),x),x)</text:p>
      <text:p text:style-name="Standard"/>
      <text:p text:style-name="Standard">fin <text:span text:style-name="T1">spécification</text:span></text:p>
      <text:p text:style-name="Standard"/>
      <text:p text:style-name="P4"/>
      <text:p text:style-name="P2">Démonstration par récurrence :</text:p>
      <text:p text:style-name="P3">Au rang 0 : n = 0 : arrondi-supérieur(0/2) = 0 : pas de feuilles.</text:p>
      <text:p text:style-name="P3">Au rang n = 1 : arrondi-supérieur(1/2) = 1 : une feuille, il n'y a qu'un nœud donc c'est une feuille. La relation est vraie au rang n.</text:p>
      <text:p text:style-name="P3">Au rang n + 1 : arrondi-supérieur(n+1/2) soit n=1 alors : arrondi-supérieur(1+1/2) = 1, il y a un nœud père et un nœud feuille. Cela est vrai au rang n+1 donc la relation est vraie.</text:p>
      <text:p text:style-name="P3"/>
      <text:p text:style-name="P3"/>
      <text:p text:style-name="P3"/>
      <text:p text:style-name="P3">La hauteur d'un arbre à n éléments est égale à x avec x tel que : 2^x &lt;= n &lt; 2^(x+1).</text:p>
      <text:p text:style-name="P3">Dit autrement : la hauteur d'un arbre à n éléments est égale à arrondi-inférieur(log2(n))</text:p>
      <text:p text:style-name="P3"/>
      <text:p text:style-name="P3">En code (sans prendre en compte n == 0 comme demandé) :</text:p>
      <text:p text:style-name="P3">int hauteur(Abp a)</text:p>
      <text:p text:style-name="P3">{</text:p>
      <text:p text:style-name="P3"><text:s text:c="8"/>int i = 0, x = 1;</text:p>
      <text:p text:style-name="P3"><text:s text:c="8"/>while(x &lt; n(a)) </text:p>
      <text:p text:style-name="P3"><text:s text:c="8"/>{</text:p>
      <text:p text:style-name="P3"><text:s text:c="16"/>x = x*2; </text:p>
      <text:p text:style-name="P3"><text:s text:c="16"/>i++;</text:p>
      <text:p text:style-name="P3"><text:s text:c="8"/>}</text:p>
      <text:p text:style-name="P3"><text:s text:c="8"/>return i;</text:p>
      <text:p text:style-name="P3">}</text:p>
      <text:p text:style-name="P3"/>
      <text:p text:style-name="P3"/>
      <text:p text:style-name="P3">Pour po, dans le meilleur des cas (po n'est pas partiellement ordonné) : il peut quitter dès la première comparaison (le dernier élément ajouté est plus petit que l'élément parent).</text:p>
      <text:p text:style-name="P3">Comme décrit dans ma spécification de po, po fait une comparaison du type &lt;= n fois dans le pire des cas (si l'arbre est partiellement ordonné) :</text:p>
      <text:p text:style-name="P3">premièrement n(a) = n, il fait une comparaison v(a,n(a)-1) avec v(a,imont(n(a)-1)), </text:p>
      <text:p text:style-name="P3">puis il recommence avec n(a) = n(a) -1 jusqu'à ce que n(a) soit égal à 1, après il n'y a plus de comparaison.</text:p>
      <text:p text:style-name="P3"/>
      <text:p text:style-name="P3">Pour ipo, dans le meilleur des cas il n'y a pas d'échange à faire. Si on ajoute à l'arbre un élément s qui est numériquement supérieur à son futur père, il ne fait qu'un ajout simple i(a,s).</text:p>
      <text:p text:style-name="P3">Dans le pire des cas, il faut monter tout en haut de l'arbre (à la racine) et donc le nombre d'échange est simplement la hauteur de l'arbre.</text:p>
      <text:p text:style-name="P3"/>
      <text:p text:style-name="P3">Pour spo c'est la même chose mais on rajoute un échange avant les itérations successives dans desc. Autrement dit, on fait un échange entre l'élément x à supprimer et l'élément à n(a)-1, puis dans desc on fait des échanges qui peuvent valoir la hauteur de l'arbre a.</text:p>
      <text:p text:style-name="P3">Donc dans le pire des cas : hauteur + 1, dans le meilleur des cas il n'y a que le premier échange à faire. Si l'élément à supprimer est à l'emplacement n(a)-1, dans ma spécification et dans mon code on fait un échange, une optimisation pourrait être apportée.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-10 30h20z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 Condensed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 Condensed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12-04T22:03:01</meta:creation-date>
    <dc:date>2011-12-04T22:48:42</dc:date>
    <meta:editing-duration>PT45M41S</meta:editing-duration>
    <meta:editing-cycles>17</meta:editing-cycles>
    <meta:generator>LibreOffice/3.4$Unix LibreOffice_project/340m1$Build-402</meta:generator>
    <meta:document-statistic meta:table-count="0" meta:image-count="0" meta:object-count="0" meta:page-count="4" meta:paragraph-count="116" meta:word-count="860" meta:character-count="6133" meta:non-whitespace-character-count="3724"/>
  </office:meta>
</office:document-meta>
</file>